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18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2.6799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3.4626in"/>
    </style:style>
    <style:style style:name="co11" style:family="table-column">
      <style:table-column-properties fo:break-before="auto" style:column-width="3.044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730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74pt solid #000000"/>
      <style:text-properties fo:font-size="12pt" fo:language="ru" fo:country="RU" style:font-size-asian="12pt" style:font-size-complex="12pt"/>
    </style:style>
    <style:style style:name="ce9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5pt solid #000000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Чек-лист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>
            <text:p>Проект</text:p>
          </table:table-cell>
          <table:table-cell table:style-name="ce5" office:value-type="string" calcext:value-type="string">
            <text:p>Почтовая служба Mail.ru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Цель проверки</text:p>
          </table:table-cell>
          <table:table-cell table:style-name="ce6" office:value-type="string" calcext:value-type="string">
            <text:p>Проверка функционала отправки сообщения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Идентификатор ID</text:p>
          </table:table-cell>
          <table:table-cell table:style-name="ce7" office:value-type="float" office:value="1.1" calcext:value-type="float">
            <text:p>1.1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Требование</text:p>
          </table:table-cell>
          <table:table-cell table:style-name="ce6" office:value-type="string" calcext:value-type="string">
            <text:p>PR12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Дата проверки</text:p>
          </table:table-cell>
          <table:table-cell table:style-name="ce6" office:value-type="string" calcext:value-type="string">
            <text:p>13.07.2022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Исполнитель</text:p>
          </table:table-cell>
          <table:table-cell table:style-name="ce6" office:value-type="string" calcext:value-type="string">
            <text:p>Балдова Е.В.</text:p>
          </table:table-cell>
          <table:table-cell table:style-name="ce13"/>
        </table:table-row>
        <table:table-row table:style-name="ro2">
          <table:table-cell table:style-name="ce2" office:value-type="string" calcext:value-type="string">
            <text:p>Среда тестирования</text:p>
          </table:table-cell>
          <table:table-cell table:style-name="ce6" office:value-type="string" calcext:value-type="string">
            <text:p>Notebook, Google Chrome 101.0.4951.54 (Official Build) (64-bit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Тип теста</text:p>
          </table:table-cell>
          <table:table-cell table:style-name="ce6" office:value-type="string" calcext:value-type="string">
            <text:p>Название теста</text:p>
          </table:table-cell>
          <table:table-cell table:style-name="ce14" office:value-type="string" calcext:value-type="string">
            <text:p>Результат</text:p>
          </table:table-cell>
        </table:table-row>
        <table:table-row table:style-name="ro2">
          <table:table-cell table:style-name="ce3" office:value-type="string" calcext:value-type="string">
            <text:p>Дымовое тестирование</text:p>
          </table:table-cell>
          <table:table-cell table:style-name="ce8" office:value-type="string" calcext:value-type="string">
            <text:p>Проверка возможности регистрации и отправки письма с текстовым сообщением получателю</text:p>
          </table:table-cell>
          <table:table-cell table:style-name="ce15"/>
        </table:table-row>
        <table:table-row table:style-name="ro2">
          <table:table-cell table:style-name="ce3" office:value-type="string" calcext:value-type="string">
            <text:p>Дымовое тестирование</text:p>
          </table:table-cell>
          <table:table-cell table:style-name="ce9" office:value-type="string" calcext:value-type="string">
            <text:p>Проверка возможности авторизации и отправки письма с текстовым сообщением получателю</text:p>
          </table:table-cell>
          <table:table-cell table:style-name="ce15"/>
        </table:table-row>
        <table:table-row table:style-name="ro2">
          <table:table-cell table:style-name="ce3" office:value-type="string" calcext:value-type="string">
            <text:p>Тест критического пути</text:p>
          </table:table-cell>
          <table:table-cell table:style-name="ce9" office:value-type="string" calcext:value-type="string">
            <text:p>Проверка возможности изменения шрифта текстового сообщения в письме</text:p>
          </table:table-cell>
          <table:table-cell table:style-name="ce15"/>
        </table:table-row>
        <table:table-row table:style-name="ro2">
          <table:table-cell table:style-name="ce3" office:value-type="string" calcext:value-type="string">
            <text:p>Тест критического пути</text:p>
          </table:table-cell>
          <table:table-cell table:style-name="ce9" office:value-type="string" calcext:value-type="string">
            <text:p>Проверка возможности отправить письмо с вложенным файлом</text:p>
          </table:table-cell>
          <table:table-cell table:style-name="ce15"/>
        </table:table-row>
        <table:table-row table:style-name="ro3">
          <table:table-cell table:style-name="ce3" office:value-type="string" calcext:value-type="string">
            <text:p>Тест критического пути</text:p>
          </table:table-cell>
          <table:table-cell table:style-name="ce9" office:value-type="string" calcext:value-type="string">
            <text:p>Проверка возможности переслать полученное сообщение на адрес электронной почты, который сохранён в адресной книге</text:p>
          </table:table-cell>
          <table:table-cell table:style-name="ce15"/>
        </table:table-row>
        <table:table-row table:style-name="ro3">
          <table:table-cell table:style-name="ce3" office:value-type="string" calcext:value-type="string">
            <text:p>Расширенное тестирование</text:p>
          </table:table-cell>
          <table:table-cell table:style-name="ce9" office:value-type="string" calcext:value-type="string">
            <text:p>Проверка возможности прикрепить к письму аудио\видео файл размером, превышающим максимально допустимый размер</text:p>
          </table:table-cell>
          <table:table-cell table:style-name="ce15"/>
        </table:table-row>
        <table:table-row table:style-name="ro2">
          <table:table-cell table:style-name="ce3" office:value-type="string" calcext:value-type="string">
            <text:p>Расширенное тестирование</text:p>
          </table:table-cell>
          <table:table-cell table:style-name="ce9" office:value-type="string" calcext:value-type="string">
            <text:p>Проверка возможности добавить контакт в Адресную книгу</text:p>
          </table:table-cell>
          <table:table-cell table:style-name="ce15"/>
        </table:table-row>
        <table:table-row table:style-name="ro2">
          <table:table-cell table:style-name="ce3" office:value-type="string" calcext:value-type="string">
            <text:p>Расширенное тестирование</text:p>
          </table:table-cell>
          <table:table-cell table:style-name="ce9" office:value-type="string" calcext:value-type="string">
            <text:p>Проверка возможности создания черновика письма</text:p>
          </table:table-cell>
          <table:table-cell table:style-name="ce15"/>
        </table:table-row>
        <table:table-row table:style-name="ro2">
          <table:table-cell table:style-name="ce3" office:value-type="string" calcext:value-type="string">
            <text:p>Расширенное тестирование</text:p>
          </table:table-cell>
          <table:table-cell table:style-name="ce9" office:value-type="string" calcext:value-type="string">
            <text:p>Проверка возможности создания новой папки и перемещения туда письма из папки “Входящие”</text:p>
          </table:table-cell>
          <table:table-cell table:style-name="ce15"/>
        </table:table-row>
        <table:table-row table:style-name="ro2">
          <table:table-cell table:style-name="ce4" office:value-type="string" calcext:value-type="string">
            <text:p>Расширенное тестирование</text:p>
          </table:table-cell>
          <table:table-cell table:style-name="ce10" office:value-type="string" calcext:value-type="string">
            <text:p>Проверка возможности восстановления ранее удалённого письма</text:p>
          </table:table-cell>
          <table:table-cell table:style-name="ce16"/>
        </table:table-row>
        <table:table-row table:style-name="ro4" table:number-rows-repeated="1048557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Тест-кейс" table:style-name="ta1">
        <office:forms form:automatic-focus="false" form:apply-design-mode="false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4" table:number-columns-repeated="1016" table:default-cell-style-name="ce11"/>
        <table:table-row table:style-name="ro5">
          <table:table-cell table:style-name="ce17" office:value-type="string" calcext:value-type="string">
            <text:p>Проект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Требование</text:p>
          </table:table-cell>
          <table:table-cell table:style-name="ce17" office:value-type="string" calcext:value-type="string">
            <text:p>Название</text:p>
          </table:table-cell>
          <table:table-cell table:style-name="ce17" office:value-type="string" calcext:value-type="string">
            <text:p>Приоритет теста</text:p>
          </table:table-cell>
          <table:table-cell table:style-name="ce17" office:value-type="string" calcext:value-type="string">
            <text:p>Среда тестирования</text:p>
          </table:table-cell>
          <table:table-cell table:style-name="ce17" office:value-type="string" calcext:value-type="string">
            <text:p>Шаги теста</text:p>
          </table:table-cell>
          <table:table-cell table:style-name="ce17" office:value-type="string" calcext:value-type="string">
            <text:p>Ожидаемый результат</text:p>
          </table:table-cell>
          <table:table-cell table:style-name="ce17"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PR4.15</text:p>
          </table:table-cell>
          <table:table-cell office:value-type="string" calcext:value-type="string">
            <text:p>Проверка возможности регистрации на сайте с заполнением всех обязательных полей</text:p>
          </table:table-cell>
          <table:table-cell office:value-type="string" calcext:value-type="string">
            <text:p>высокий</text:p>
          </table:table-cell>
          <table:table-cell table:style-name="ce18"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Зайти на страницу регистрации (<text:a xlink:href="https://account.mail.ru/signup" xlink:type="simple">https://account.mail.ru/signup</text:a>)</text:p>
          </table:table-cell>
          <table:table-cell office:value-type="string" calcext:value-type="string">
            <text:p>Открыта страница регистрации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span text:style-name="T1">2. Заполнить все поля, отмеченные “*”, корректными данными:                                            - Имя – “Сергей”;                                                      - Фамилия – “Тухачевский”;                                     - Дата рождения – “12.01.1985”                                 - Пол – “Мужской”                                                    - Имя ящика – “</text:span><text:span text:style-name="T1"><text:a xlink:href="mailto:stukhachevskiy12@mail.ru" xlink:type="simple">stukhachevskiy12@mail.ru</text:a></text:span>”               - Пароль – “stuk12011985”                                        - Номер телефона - “+79919919191”.                       Нажать кнопку “Создать” и дождаться сообщения об успешной регистрации на странице.</text:p>
          </table:table-cell>
          <table:table-cell office:value-type="string" calcext:value-type="string">
            <text:p>Появляется сообщение об успешной регистрации с указанием дальнейших действий.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PR4.16</text:p>
          </table:table-cell>
          <table:table-cell office:value-type="string" calcext:value-type="string">
            <text:p>Проверка возможности входа в существующий аккаунт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<text:span text:style-name="T1">1.Зайти на страницу почтовой службы Mail.ru: (</text:span><text:span text:style-name="T1"><text:a xlink:href="https://mail.ru/" xlink:type="simple">https://mail.ru/</text:a></text:span><text:span text:style-name="T1">)</text:span></text:p>
          </table:table-cell>
          <table:table-cell office:value-type="string" calcext:value-type="string">
            <text:p>Открыта страница почтовой службы Mail.ru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2. В правом верхнем углу нажать кнопку “Войти”</text:p>
          </table:table-cell>
          <table:table-cell office:value-type="string" calcext:value-type="string">
            <text:p>Открыто окно для ввода адреса электронной почты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3. Ввести адрес электронной почты в строку ввода: “<text:a xlink:href="mailto:stukhachevskiy12@mail.ru" xlink:type="simple">stukhachevskiy12@mail.ru</text:a>” и нажать кнопку “Ввести пароль”</text:p>
          </table:table-cell>
          <table:table-cell office:value-type="string" calcext:value-type="string">
            <text:p>Открыто окно “Введите ваш пароль”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4. Ввести пароль: “stuk12011985” <text:s/>и нажать кнопку “Войти”</text:p>
          </table:table-cell>
          <table:table-cell office:value-type="string" calcext:value-type="string">
            <text:p>Открыта страница почтового ящика аккаунта <text:a xlink:href="mailto:stukhachevskiy12@mail.ru" xlink:type="simple">stukhachevskiy12@mail.ru</text:a> (В правом верхнем углу отображается название аккаунта)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PR4.17</text:p>
          </table:table-cell>
          <table:table-cell office:value-type="string" calcext:value-type="string">
            <text:p>Проверка возможности выхода из существующего аккаунта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Выполнить тест 11.2</text:p>
          </table:table-cell>
          <table:table-cell office:value-type="string" calcext:value-type="string">
            <text:p><text:span text:style-name="T1">Открыта страница почтового ящика аккаунта </text:span><text:span text:style-name="T1"><text:a xlink:href="mailto:stukhachevskiy12@mail.ru" xlink:type="simple">stukhachevskiy12@mail.ru</text:a></text:span><text:span text:style-name="T1"> (В правом верхнем углу отображается название аккаунта)</text:span></text:p>
          </table:table-cell>
          <table:table-cell table:number-columns-repeated="1016"/>
        </table:table-row>
        <table:table-row table:style-name="ro9">
          <table:table-cell table:number-columns-repeated="6"/>
          <table:table-cell office:value-type="string" calcext:value-type="string">
            <text:p>2. В правом верхнем углу справа от названия аккаунта нажать на треугольник для открытия меню</text:p>
          </table:table-cell>
          <table:table-cell office:value-type="string" calcext:value-type="string">
            <text:p><text:span text:style-name="T1">Открыто меню с именем, фамилией и названием аккаунта в качестве заголовка, отображены следующие варианты действий: - Личные данные                                            - Пароль и безопасность                                - Выйти                                                          - Добавить аккаунт</text:span>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3. Нажать кнопку “Выйти”</text:p>
          </table:table-cell>
          <table:table-cell office:value-type="string" calcext:value-type="string">
            <text:p>Осуществлён выход из аккаунта, открыта домашняя страница почтового сервиса Mail.ru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PR4.18</text:p>
          </table:table-cell>
          <table:table-cell office:value-type="string" calcext:value-type="string">
            <text:p>Проверка возможности создания черновика письма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Выполнить тест 11.2</text:p>
          </table:table-cell>
          <table:table-cell office:value-type="string" calcext:value-type="string">
            <text:p><text:span text:style-name="T1">Открыта страница почтового ящика аккаунта </text:span><text:span text:style-name="T1"><text:a xlink:href="mailto:stukhachevskiy12@mail.ru" xlink:type="simple">stukhachevskiy12@mail.ru</text:a></text:span><text:span text:style-name="T1"> (В правом верхнем углу отображается название аккаунта)</text:span>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2. В левом верхнем углу нажать кнопку “Написать письмо”</text:p>
          </table:table-cell>
          <table:table-cell office:value-type="string" calcext:value-type="string">
            <text:p>Открыто окно создания нового письма</text:p>
          </table:table-cell>
          <table:table-cell table:number-columns-repeated="1016"/>
        </table:table-row>
        <table:table-row table:style-name="ro10">
          <table:table-cell table:number-columns-repeated="6"/>
          <table:table-cell office:value-type="string" calcext:value-type="string">
            <text:p>3. Поле “Кому” оставить незаполненным. В поле “Тема” ввести: “Отчёт о проделанной работе”. В окне для ввода текста письма написать какой-либо текст, например: “Добрый день, Елена. В связи с задержкой получения запрошенной у отделений информации, отчет о проделанной работе будет выслан в пятницу. С уважением, Екатерина.”</text:p>
          </table:table-cell>
          <table:table-cell office:value-type="string" calcext:value-type="string">
            <text:p><text:span text:style-name="T1">Поле “Кому” не заполнено.                             Поле “Тема” содержит строку: “Отчёт о проделанной работе”.                                    Окно для ввода текста письма содержит текст: “Добрый день, Елена. В связи с задержкой получения запрошенной у отделений информации, отчет о проделанной работе будет выслан в пятницу. С уважением, Екатерина.</text:span>”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4. Нажать кнопку “Сохранить”</text:p>
          </table:table-cell>
          <table:table-cell office:value-type="string" calcext:value-type="string">
            <text:p>В левом нижнем углу появляется всплывающее уведомление: “Сохранено в Черновиках в (время сохранения). Посмотреть”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5. Закрыть окно создания письма</text:p>
          </table:table-cell>
          <table:table-cell office:value-type="string" calcext:value-type="string">
            <text:p>Окно создания письма закрыто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6. В левом верхнем углу нажать на элемент “Черновики”</text:p>
          </table:table-cell>
          <table:table-cell office:value-type="string" calcext:value-type="string">
            <text:p>В центральной части экрана отображены созданные ранее черновики. Черновик с темой “Отчет о проделанной работе” отображается верхним в списке.</text:p>
          </table:table-cell>
          <table:table-cell table:number-columns-repeated="1016"/>
        </table:table-row>
        <table:table-row table:style-name="ro12">
          <table:table-cell table:number-columns-repeated="6"/>
          <table:table-cell office:value-type="string" calcext:value-type="string">
            <text:p>7. Нажать на черновик с темой “Отчет о проделанной работе”</text:p>
          </table:table-cell>
          <table:table-cell office:value-type="string" calcext:value-type="string">
            <text:p>Открыто окно создания нового письма. Поле “Кому” не заполнено. <text:s text:c="28"/>Поле “Тема” содержит строку: “Отчёт о проделанной работе”. <text:s text:c="35"/>Окно для ввода текста письма содержит текст: “Добрый день, Елена. В связи с задержкой получения запрошенной у отделений информации, отчет о проделанной работе будет выслан в пятницу. С уважением, Екатерина.”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PR4.19</text:p>
          </table:table-cell>
          <table:table-cell office:value-type="string" calcext:value-type="string">
            <text:p>Проверка возможности удаления черновика письма из папки “Черновики”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Выполнить тест 11.2</text:p>
          </table:table-cell>
          <table:table-cell office:value-type="string" calcext:value-type="string">
            <text:p><text:span text:style-name="T1">Открыта страница почтового ящика аккаунта </text:span><text:span text:style-name="T1"><text:a xlink:href="mailto:stukhachevskiy12@mail.ru" xlink:type="simple">stukhachevskiy12@mail.ru</text:a></text:span><text:span text:style-name="T1"> (В правом верхнем углу отображается название аккаунта)</text:span>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2. В левом верхнем углу нажать на элемент “Черновики”</text:p>
          </table:table-cell>
          <table:table-cell office:value-type="string" calcext:value-type="string">
            <text:p>В центральной части экрана отображены созданные ранее черновики. Если папка “Черновики” пуста, создайте черновик, выполнив шаги 2-5 теста 11.4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3. Навести курсор мыши на черновик, который необходимо удалить</text:p>
          </table:table-cell>
          <table:table-cell office:value-type="string" calcext:value-type="string">
            <text:p>Слева от адресата письма отображается пустой чекбокс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4. В чекбоксе, который отображается слева от адресата письма, поставить галочку</text:p>
          </table:table-cell>
          <table:table-cell office:value-type="string" calcext:value-type="string">
            <text:p>Письмо выделено, чекбокс слева от адресата письма содержит галочку, выделен синим цветом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5. В строке, расположенной над списком черновиков и выделенной синим цветом, нажать кнопку “Удалить”</text:p>
          </table:table-cell>
          <table:table-cell office:value-type="string" calcext:value-type="string">
            <text:p>В нижнем левом углу появляется всплывающее уведомление: “Перемещено в папку “Корзина” Отменить”. Черновик удалён из списка черновиков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PR4.25</text:p>
          </table:table-cell>
          <table:table-cell office:value-type="string" calcext:value-type="string">
            <text:p>Проверка возможности отмены удаления письма из папки “Черновики”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Выполнить тест 11.2</text:p>
          </table:table-cell>
          <table:table-cell office:value-type="string" calcext:value-type="string">
            <text:p><text:span text:style-name="T1">Открыта страница почтового ящика аккаунта </text:span><text:span text:style-name="T1"><text:a xlink:href="mailto:stukhachevskiy12@mail.ru" xlink:type="simple">stukhachevskiy12@mail.ru</text:a></text:span><text:span text:style-name="T1"> (В правом верхнем углу отображается название аккаунта)</text:span>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2. В левом верхнем углу нажать на элемент “Черновики”</text:p>
          </table:table-cell>
          <table:table-cell office:value-type="string" calcext:value-type="string">
            <text:p>В центральной части экрана отображены созданные ранее черновики. Если папка “Черновики” пуста, создайте черновик, выполнив шаги 2-5 теста 11.4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3. Навести курсор мыши на черновик, который необходимо удалить</text:p>
          </table:table-cell>
          <table:table-cell office:value-type="string" calcext:value-type="string">
            <text:p>Слева от адресата письма отображается пустой чекбокс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4. В чекбоксе, который отображается слева от адресата письма, поставить галочку</text:p>
          </table:table-cell>
          <table:table-cell office:value-type="string" calcext:value-type="string">
            <text:p>Письмо выделено, чекбокс слева от адресата письма содержит галочку, выделен синим цветом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5. В строке, расположенной над списком черновиков и выделенной синим цветом, нажать кнопку “Удалить”</text:p>
          </table:table-cell>
          <table:table-cell office:value-type="string" calcext:value-type="string">
            <text:p>В нижнем левом углу появляется всплывающее уведомление: “Перемещено в папку “Корзина” Отменить”. Черновик удалён из списка черновиков.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6. В появившемся уведомлении нажать на ссылку “Отменить”.</text:p>
          </table:table-cell>
          <table:table-cell office:value-type="string" calcext:value-type="string">
            <text:p>Черновик, удалённый в шаге 5, снова отображается в папке “Черновики”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PR4.26</text:p>
          </table:table-cell>
          <table:table-cell office:value-type="string" calcext:value-type="string">
            <text:p>Проверка возможности восстановления удаленного из папки “Черновики” письма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Выполнить тест 11.2</text:p>
          </table:table-cell>
          <table:table-cell office:value-type="string" calcext:value-type="string">
            <text:p><text:span text:style-name="T1">Открыта страница почтового ящика аккаунта </text:span><text:span text:style-name="T1"><text:a xlink:href="mailto:stukhachevskiy12@mail.ru" xlink:type="simple">stukhachevskiy12@mail.ru</text:a></text:span><text:span text:style-name="T1"> (В правом верхнем углу отображается название аккаунта)</text:span>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2. В левом верхнем углу нажать на элемент “Черновики”</text:p>
          </table:table-cell>
          <table:table-cell office:value-type="string" calcext:value-type="string">
            <text:p>В центральной части экрана отображены созданные ранее черновики. Если папка “Черновики” пуста, создайте черновик, выполнив шаги 2-5 теста 11.4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3. Навести курсор мыши на черновик, который необходимо удалить</text:p>
          </table:table-cell>
          <table:table-cell office:value-type="string" calcext:value-type="string">
            <text:p>Слева от адресата письма отображается пустой чекбокс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4. В чекбоксе, который отображается слева от адресата письма, поставить галочку</text:p>
          </table:table-cell>
          <table:table-cell office:value-type="string" calcext:value-type="string">
            <text:p>Письмо выделено, чекбокс слева от адресата письма содержит галочку, выделен синим цветом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5. В строке, расположенной над списком черновиков и выделенной синим цветом, нажать кнопку “Удалить”</text:p>
          </table:table-cell>
          <table:table-cell office:value-type="string" calcext:value-type="string">
            <text:p>В нижнем левом углу появляется всплывающее уведомление: “Перемещено в папку “Корзина” Отменить”. Черновик удалён из списка черновиков.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6. В левом верхнем углу нажать на элемент “Корзина”</text:p>
          </table:table-cell>
          <table:table-cell office:value-type="string" calcext:value-type="string">
            <text:p>Удалённый в шаге 5 черновик отображается в папке “Корзина” верхним в списке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7. Выполнить шаг 4</text:p>
          </table:table-cell>
          <table:table-cell office:value-type="string" calcext:value-type="string">
            <text:p>Тот же, что и в шаге 4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8. В строке, расположенной над списком элементов Корзины и выделенной синим цветом, нажать кнопку “В папку”, выбрать в выпавшем списке элемент “Черновики”</text:p>
          </table:table-cell>
          <table:table-cell office:value-type="string" calcext:value-type="string">
            <text:p>Черновик не отображается в папке “Корзина”. <text:s/>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9. В левом верхнем углу нажать на элемент “Черновики”</text:p>
          </table:table-cell>
          <table:table-cell office:value-type="string" calcext:value-type="string">
            <text:p>Перемещённый из папки “Корзина” черновик отображается в списке черновиков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Почтовая служба Mail.ru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PR4.27</text:p>
          </table:table-cell>
          <table:table-cell office:value-type="string" calcext:value-type="string">
            <text:p>Проверка возможности очистки папки “Черновики”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Notebook, Google Chrome 101.0.4951.54 (Official Build) (64-bit)</text:p>
          </table:table-cell>
          <table:table-cell office:value-type="string" calcext:value-type="string">
            <text:p>1. Выполнить тест 11.2</text:p>
          </table:table-cell>
          <table:table-cell office:value-type="string" calcext:value-type="string">
            <text:p><text:span text:style-name="T1">Открыта страница почтового ящика аккаунта </text:span><text:span text:style-name="T1"><text:a xlink:href="mailto:stukhachevskiy12@mail.ru" xlink:type="simple">stukhachevskiy12@mail.ru</text:a></text:span><text:span text:style-name="T1"> (В правом верхнем углу отображается название аккаунта)</text:span></text:p>
          </table:table-cell>
          <table:table-cell table:number-columns-repeated="1016"/>
        </table:table-row>
        <table:table-row table:style-name="ro11">
          <table:table-cell table:number-columns-repeated="6"/>
          <table:table-cell office:value-type="string" calcext:value-type="string">
            <text:p>2. В левом верхнем углу нажать на элемент “Черновики”</text:p>
          </table:table-cell>
          <table:table-cell office:value-type="string" calcext:value-type="string">
            <text:p>В центральной части экрана отображены созданные ранее черновики. Если папка “Черновики” пуста, создайте несколько черновиков (минимум 2)</text:p>
          </table:table-cell>
          <table:table-cell table:number-columns-repeated="1016"/>
        </table:table-row>
        <table:table-row table:style-name="ro13">
          <table:table-cell table:number-columns-repeated="6"/>
          <table:table-cell office:value-type="string" calcext:value-type="string">
            <text:p>3. В левом верхнем углу нажать на элемент “Черновики” правой кнопкой мыши</text:p>
          </table:table-cell>
          <table:table-cell office:value-type="string" calcext:value-type="string">
            <text:p>Появляется выпадающий список со следующими элементами: <text:s text:c="28"/>- Открыть в новой вкладке <text:s text:c="28"/>- Пометить все письма прочитанными <text:s text:c="12"/>- Очистить содержимое <text:s text:c="32"/>- Редактировать папку <text:s text:c="34"/>- Удалить папку <text:s text:c="44"/>- Добавить вложенную папку</text:p>
          </table:table-cell>
          <table:table-cell table:number-columns-repeated="1016"/>
        </table:table-row>
        <table:table-row table:style-name="ro14">
          <table:table-cell table:number-columns-repeated="6"/>
          <table:table-cell office:value-type="string" calcext:value-type="string">
            <text:p>4. Нажать на элемент списка “Очистить содержимое”</text:p>
          </table:table-cell>
          <table:table-cell office:value-type="string" calcext:value-type="string">
            <text:p>Появляется всплывающее окно “Очистить папку “Черновики?””. Текст окна содержит уведомление: “Все письма будут перенесены в папку “Корзина””, а также две кнопки: <text:s/>“Очистить” и “Отменить”.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5. В всплывающем окне нажать “Отменить”</text:p>
          </table:table-cell>
          <table:table-cell office:value-type="string" calcext:value-type="string">
            <text:p>Все элементы папки “Черновики” отображаются в папке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6. Повторить шаг 4</text:p>
          </table:table-cell>
          <table:table-cell office:value-type="string" calcext:value-type="string">
            <text:p>Тот же, что и в шаге 4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7. Нажать на кнопку “Очистить”</text:p>
          </table:table-cell>
          <table:table-cell office:value-type="string" calcext:value-type="string">
            <text:p>Папка “Черновики” пуста, отображается уведомление: “У вас нет незаконченных или неотправленных писем”</text:p>
          </table:table-cell>
          <table:table-cell table:number-columns-repeated="1016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Тестовый набор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0:17:25.357147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21:14:37.395929226</meta:creation-date>
    <meta:generator>LibreOffice/7.3.2.2$Linux_X86_64 LibreOffice_project/30$Build-2</meta:generator>
    <dc:date>2022-08-05T10:29:51.201684391</dc:date>
    <meta:editing-duration>P3DT17H22M19S</meta:editing-duration>
    <meta:editing-cycles>12</meta:editing-cycles>
    <meta:document-statistic meta:table-count="3" meta:cell-count="179" meta:object-count="0"/>
  </office:meta>
</office:document-meta>
</file>